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3" style:family="paragraph" style:parent-style-name="Standard" style:master-page-name="Standard">
      <style:paragraph-properties style:page-number="auto" style:snap-to-layout-grid="false"/>
    </style:style>
    <style:style style:name="P14" style:family="paragraph" style:parent-style-name="Standard" style:list-style-name="L1">
      <style:paragraph-properties style:snap-to-layout-grid="false"/>
    </style:style>
    <style:style style:name="P15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UC_5f_NormalAzul_20_Car"><text:span text:style-name="T6">Busc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5">Nombre del Caso de Uso: </text:span><text:span text:style-name="UC_5f_NormalAzul_20_Car"><text:span text:style-name="T4">Buscar permiso</text:span></text:span></text:p>
          </table:table-cell>
          <table:table-cell table:style-name="Tabla1.B1" office:value-type="string">
            <text:p text:style-name="P4"><text:span text:style-name="T8">Nro. de Caso de Uso:</text:span> CU 6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5">Actor Principal:</text:span><text:span text:style-name="T4"> </text:span><text:span text:style-name="UC_5f_NormalAzul_20_Car"><text:span text:style-name="T4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5">Objetivo:</text:span><text:span text:style-name="T4"> </text:span><text:span text:style-name="UC_5f_NormalAzul_20_Car"><text:span text:style-name="T4">Permitir al usuario buscar permi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5863010722" text:style-name="L1">
              <text:list-item>
                <text:p text:style-name="P14"><text:span text:style-name="UC_5f_NormalAzul_20_Car"><text:span text:style-name="T4">El usuario tiene que estar registrado en el sistema.</text:span></text:span></text:p>
              </text:list-item>
              <text:list-item>
                <text:p text:style-name="P14"><text:span text:style-name="UC_5f_NormalAzul_20_Car"><text:span text:style-name="T3">El usuario debe ser administrador con los permisos para buscar permisos.</text:span></text:span></text:p>
              </text:list-item>
              <text:list-item>
                <text:p text:style-name="P14"><text:span text:style-name="UC_5f_NormalAzul_20_Car"><text:span text:style-name="T3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5">Post- Condiciones:</text:span><text:span text:style-name="T4"> </text:span><text:span text:style-name="UC_5f_NormalAzul_20_Car"><text:span text:style-name="T4">Registro del nuevo permiso en la base de datos del sistema con todos los datos asociados al mismo.</text:span></text:span></text:p>
          </table:table-cell>
          <table:covered-table-cell/>
        </table:table-row>
      </table:table>
      <text:p text:style-name="P5"/>
      <text:p text:style-name="Standard"><text:span text:style-name="T5">Diagramas de casos de uso relacionados: </text:span><text:span text:style-name="UC_5f_NormalAzul_20_Car"><text:span text:style-name="T7">Diagrama de caso de uso del módulo de administración.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8">1. El usuario selecciona la opción administración permiso.</text:p>
          </table:table-cell>
          <table:table-cell table:style-name="Tabla2.B3" office:value-type="string">
            <text:p text:style-name="P8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8">3. El usuario ingresa el patrón de búsqueda.</text:p>
          </table:table-cell>
          <table:table-cell table:style-name="Tabla2.B3" office:value-type="string">
            <text:p text:style-name="P8">4. El sistema despliega una lista de permisos existentes que coincidan con ese patrón.</text:p>
          </table:table-cell>
        </table:table-row>
        <table:table-row table:style-name="Tabla2.5">
          <table:table-cell table:style-name="Tabla2.A3" office:value-type="string">
            <text:p text:style-name="P10">5. El usuario puede seleccionar algún permiso de la lista.</text:p>
          </table:table-cell>
          <table:table-cell table:style-name="Tabla2.B3" office:value-type="string">
            <text:p text:style-name="P4"/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375483008" text:style-name="WW8Num8">
              <text:list-item>
                <text:p text:style-name="P15"><text:s/>Patrón de búsqueda vacía</text:p>
              </text:list-item>
            </text:list>
            <text:p text:style-name="P12">En el paso 3 el camino exitoso, si el usuario no ingresa ningún patrón de búsqueda, en el paso 4 el sistema despliega todos los permisos existentes.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2">
          <table:table-cell table:style-name="Tabla4.A1" office:value-type="string">
            <text:p text:style-name="P7">E3. Servidor web no disponible</text:p>
            <text:p text:style-name="P12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Ninguno.</text:p>
          </table:table-cell>
        </table:table-row>
        <table:table-row table:style-name="Tabla5.2">
          <table:table-cell table:style-name="Tabla5.A1" office:value-type="string">
            <text:p text:style-name="P4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4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 permiso, consultar permiso.</text:p>
          </table:table-cell>
        </table:table-row>
        <table:table-row table:style-name="Tabla5.1">
          <table:table-cell table:style-name="Tabla5.A1" office:value-type="string">
            <text:p text:style-name="P4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21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1:30:02</meta:creation-date>
    <dc:date>2013-03-22T22:59:03</dc:date>
    <meta:editing-duration>PT10M28S</meta:editing-duration>
    <meta:editing-cycles>11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2" meta:word-count="259" meta:character-count="1638" meta:non-whitespace-character-count="1413"/>
  </office:meta>
</office:document-meta>
</file>